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3F980B85597.png" manifest:media-type="image/png"/>
  <manifest:file-entry manifest:full-path="Pictures/1000000100000808000007A37D72FEB0.png" manifest:media-type="image/png"/>
  <manifest:file-entry manifest:full-path="Pictures/10000001000006000000050CBF0465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ometheus Grafana</text:p>
          </draw:text-box>
        </draw:frame>
        <draw:frame draw:style-name="gr1" draw:text-style-name="P1" draw:layer="layout" svg:width="7.945cm" svg:height="8.636cm" svg:x="6.35cm" svg:y="4.445cm">
          <draw:image xlink:href="Pictures/10000001000003CD000003F980B85597.png" xlink:type="simple" xlink:show="embed" xlink:actuate="onLoad" draw:mime-type="image/png">
            <text:p/>
          </draw:image>
        </draw:frame>
        <draw:frame draw:style-name="gr1" draw:text-style-name="P1" draw:layer="layout" svg:width="9.77cm" svg:height="8.546cm" svg:x="7.815cm" svg:y="5.043cm">
          <draw:image xlink:href="Pictures/10000001000006000000050CBF046521.png" xlink:type="simple" xlink:show="embed" xlink:actuate="onLoad" draw:mime-type="image/png">
            <text:p/>
          </draw:image>
        </draw:frame>
        <draw:frame draw:style-name="gr1" draw:text-style-name="P1" draw:layer="layout" svg:width="9.245cm" svg:height="9.143cm" svg:x="9.525cm" svg:y="6.097cm">
          <draw:image xlink:href="Pictures/1000000100000808000007A37D72FE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4-21T17:08:01.887000000</meta:creation-date>
    <dc:date>2026-04-21T17:24:59.228000000</dc:date>
    <meta:editing-duration>PT6M35S</meta:editing-duration>
    <meta:editing-cycles>3</meta:editing-cycles>
    <meta:generator>LibreOffice/24.8.0.3$Windows_X86_64 LibreOffice_project/0bdf1299c94fe897b119f97f3c613e9dca6be583</meta:generator>
    <meta:document-statistic meta:object-count="27"/>
  </office:meta>
</office:document-meta>
</file>